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E0000005EC3FCE1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 fo:font-size="72pt" fo:language="ru" fo:country="RU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P2" style:family="paragraph" style:parent-style-name="Standard">
      <style:text-properties style:font-name="Consolas" fo:font-size="32pt" fo:language="ru" fo:country="RU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ходим в магазин: Когда вы войдёте в приложение появится ещё 2 кнопки на том же фоне на одной будет написано «Зарегистрироваться» на другой «войти» если вы выберете «Зарегистрироваться» будет написано «придумайте имя и пароль» после этого вы войдете в магазин и при повторном входе будет 2 кнопки и вы выберете <text:line-break/>«Войти» после этого введёте имя и пароль.</text:p>
      <text:p text:style-name="P2">Когда вы вошли в магазин там будет два раздела «Компьютеры» и «Еда и <text:soft-page-break/>доставка». В разделе «Компьютеры» будет 5 вещей на выбор а в «Еда и доставка» будет много еды и когда вы выберете нужную вам пищю вы перейдёте в «корзину» этот раздел будет справа от «Еда и доставка» там можно будет смотреть цену всех товаров которые вы купили и когда вы нажмёте заказать высветится случайное число времени доставки от 5 минут до 40 минут.</text:p>
      <text:p text:style-name="P1"><text:span text:style-name="T1">ПОКА ВСЁ!!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Orange" xlink:href="Pictures/100000000000005E0000005EC3FCE1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4S</meta:editing-duration>
    <meta:editing-cycles>4</meta:editing-cycles>
    <meta:generator>OpenOffice/4.1.7$Win32 OpenOffice.org_project/417m1$Build-9800</meta:generator>
    <dc:date>2020-05-04T13:16:23.27</dc:date>
    <dc:creator>лев салтовский</dc:creator>
    <meta:document-statistic meta:table-count="0" meta:image-count="0" meta:object-count="0" meta:page-count="2" meta:paragraph-count="3" meta:word-count="134" meta:character-count="791"/>
    <meta:user-defined meta:name="Info 1"/>
    <meta:user-defined meta:name="Info 2"/>
    <meta:user-defined meta:name="Info 3"/>
    <meta:user-defined meta:name="Info 4"/>
  </office:meta>
</office:document-meta>
</file>